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end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19800" calcext:value-type="float">
            <text:p>198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I7-3700</text:p>
          </table:table-cell>
          <table:table-cell table:style-name="ce29" office:value-type="string" calcext:value-type="string">
            <text:p>E5 1650-v3</text:p>
          </table:table-cell>
          <table:table-cell table:style-name="ce3" office:value-type="string" calcext:value-type="string">
            <text:p>e5 1650-v3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1-(1-[.$C7]*[.$C$2]/[.$C$1])^[.D$5]" office:value-type="percentage" office:value="0" calcext:value-type="percentage">
            <text:p>0.0%</text:p>
          </table:table-cell>
          <table:table-cell table:style-name="ce6" table:formula="of:=1-(1-[.$C7]*[.$C$2]/[.$C$1])^[.E$5]" office:value-type="percentage" office:value="0" calcext:value-type="percentage">
            <text:p>0.0%</text:p>
          </table:table-cell>
          <table:table-cell table:style-name="ce6" table:formula="of:=1-(1-[.$C7]*[.$C$2]/[.$C$1])^[.F$5]" office:value-type="percentage" office:value="0" calcext:value-type="percentage">
            <text:p>0.0%</text:p>
          </table:table-cell>
          <table:table-cell table:style-name="ce6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6" table:formula="of:=1-(1-[.$C8]*[.$C$2]/[.$C$1])^[.D$5]" office:value-type="percentage" office:value="0.0303030303030303" calcext:value-type="percentage">
            <text:p>3.0%</text:p>
          </table:table-cell>
          <table:table-cell table:style-name="ce6" table:formula="of:=1-(1-[.$C8]*[.$C$2]/[.$C$1])^[.E$5]" office:value-type="percentage" office:value="0.168588110759408" calcext:value-type="percentage">
            <text:p>16.9%</text:p>
          </table:table-cell>
          <table:table-cell table:style-name="ce6" table:formula="of:=1-(1-[.$C8]*[.$C$2]/[.$C$1])^[.F$5]" office:value-type="percentage" office:value="0.241903754163238" calcext:value-type="percentage">
            <text:p>24.2%</text:p>
          </table:table-cell>
          <table:table-cell table:style-name="ce6" table:formula="of:=1-(1-[.$C8]*[.$C$2]/[.$C$1])^[.G$5]" office:value-type="percentage" office:value="0.30875427042939" calcext:value-type="percentage">
            <text:p>30.9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6" table:formula="of:=1-(1-[.$C9]*[.$C$2]/[.$C$1])^[.D$5]" office:value-type="percentage" office:value="0.0606060606060606" calcext:value-type="percentage">
            <text:p>6.1%</text:p>
          </table:table-cell>
          <table:table-cell table:style-name="ce6" table:formula="of:=1-(1-[.$C9]*[.$C$2]/[.$C$1])^[.E$5]" office:value-type="percentage" office:value="0.312794662892642" calcext:value-type="percentage">
            <text:p>31.3%</text:p>
          </table:table-cell>
          <table:table-cell table:style-name="ce6" table:formula="of:=1-(1-[.$C9]*[.$C$2]/[.$C$1])^[.F$5]" office:value-type="percentage" office:value="0.430321557231675" calcext:value-type="percentage">
            <text:p>43.0%</text:p>
          </table:table-cell>
          <table:table-cell table:style-name="ce6" table:formula="of:=1-(1-[.$C9]*[.$C$2]/[.$C$1])^[.G$5]" office:value-type="percentage" office:value="0.527748824651162" calcext:value-type="percentage">
            <text:p>52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6" table:formula="of:=1-(1-[.$C10]*[.$C$2]/[.$C$1])^[.D$5]" office:value-type="percentage" office:value="0.0909090909090909" calcext:value-type="percentage">
            <text:p>9.1%</text:p>
          </table:table-cell>
          <table:table-cell table:style-name="ce6" table:formula="of:=1-(1-[.$C10]*[.$C$2]/[.$C$1])^[.E$5]" office:value-type="percentage" office:value="0.435526069946223" calcext:value-type="percentage">
            <text:p>43.6%</text:p>
          </table:table-cell>
          <table:table-cell table:style-name="ce6" table:formula="of:=1-(1-[.$C10]*[.$C$2]/[.$C$1])^[.F$5]" office:value-type="percentage" office:value="0.575902381627515" calcext:value-type="percentage">
            <text:p>57.6%</text:p>
          </table:table-cell>
          <table:table-cell table:style-name="ce6" table:formula="of:=1-(1-[.$C10]*[.$C$2]/[.$C$1])^[.G$5]" office:value-type="percentage" office:value="0.681369182289643" calcext:value-type="percentage">
            <text:p>68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6" table:formula="of:=1-(1-[.$C11]*[.$C$2]/[.$C$1])^[.D$5]" office:value-type="percentage" office:value="0.121212121212121" calcext:value-type="percentage">
            <text:p>12.1%</text:p>
          </table:table-cell>
          <table:table-cell table:style-name="ce6" table:formula="of:=1-(1-[.$C11]*[.$C$2]/[.$C$1])^[.E$5]" office:value-type="percentage" office:value="0.539420771340865" calcext:value-type="percentage">
            <text:p>53.9%</text:p>
          </table:table-cell>
          <table:table-cell table:style-name="ce6" table:formula="of:=1-(1-[.$C11]*[.$C$2]/[.$C$1])^[.F$5]" office:value-type="percentage" office:value="0.687423357326219" calcext:value-type="percentage">
            <text:p>68.7%</text:p>
          </table:table-cell>
          <table:table-cell table:style-name="ce6" table:formula="of:=1-(1-[.$C11]*[.$C$2]/[.$C$1])^[.G$5]" office:value-type="percentage" office:value="0.787866774127756" calcext:value-type="percentage">
            <text:p>78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6" table:formula="of:=1-(1-[.$C12]*[.$C$2]/[.$C$1])^[.D$5]" office:value-type="percentage" office:value="0.151515151515152" calcext:value-type="percentage">
            <text:p>15.2%</text:p>
          </table:table-cell>
          <table:table-cell table:style-name="ce6" table:formula="of:=1-(1-[.$C12]*[.$C$2]/[.$C$1])^[.E$5]" office:value-type="percentage" office:value="0.626866236277518" calcext:value-type="percentage">
            <text:p>62.7%</text:p>
          </table:table-cell>
          <table:table-cell table:style-name="ce6" table:formula="of:=1-(1-[.$C12]*[.$C$2]/[.$C$1])^[.F$5]" office:value-type="percentage" office:value="0.772072449530124" calcext:value-type="percentage">
            <text:p>77.2%</text:p>
          </table:table-cell>
          <table:table-cell table:style-name="ce6" table:formula="of:=1-(1-[.$C12]*[.$C$2]/[.$C$1])^[.G$5]" office:value-type="percentage" office:value="0.860771194370295" calcext:value-type="percentage">
            <text:p>86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6" table:formula="of:=1-(1-[.$C13]*[.$C$2]/[.$C$1])^[.D$5]" office:value-type="percentage" office:value="0.181818181818182" calcext:value-type="percentage">
            <text:p>18.2%</text:p>
          </table:table-cell>
          <table:table-cell table:style-name="ce6" table:formula="of:=1-(1-[.$C13]*[.$C$2]/[.$C$1])^[.E$5]" office:value-type="percentage" office:value="0.700015410138291" calcext:value-type="percentage">
            <text:p>70.0%</text:p>
          </table:table-cell>
          <table:table-cell table:style-name="ce6" table:formula="of:=1-(1-[.$C13]*[.$C$2]/[.$C$1])^[.F$5]" office:value-type="percentage" office:value="0.835695893306397" calcext:value-type="percentage">
            <text:p>83.6%</text:p>
          </table:table-cell>
          <table:table-cell table:style-name="ce6" table:formula="of:=1-(1-[.$C13]*[.$C$2]/[.$C$1])^[.G$5]" office:value-type="percentage" office:value="0.910009245845502" calcext:value-type="percentage">
            <text:p>91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4" table:formula="of:=[.C13]+1" office:value-type="float" office:value="7" calcext:value-type="float">
            <text:p>7</text:p>
          </table:table-cell>
          <table:table-cell table:style-name="ce21" table:formula="of:=1-(1-[.$C14]*[.$C$2]/[.$C$1])^[.D$5]" office:value-type="percentage" office:value="0.212121212121212" calcext:value-type="percentage">
            <text:p>21.2%</text:p>
          </table:table-cell>
          <table:table-cell table:style-name="ce25" table:formula="of:=1-(1-[.$C14]*[.$C$2]/[.$C$1])^[.E$5]" office:value-type="percentage" office:value="0.76080260338226" calcext:value-type="percentage">
            <text:p>76.1%</text:p>
          </table:table-cell>
          <table:table-cell table:style-name="ce21" table:formula="of:=1-(1-[.$C14]*[.$C$2]/[.$C$1])^[.F$5]" office:value-type="percentage" office:value="0.883013789605326" calcext:value-type="percentage">
            <text:p>88.3%</text:p>
          </table:table-cell>
          <table:table-cell table:style-name="ce21" table:formula="of:=1-(1-[.$C14]*[.$C$2]/[.$C$1])^[.G$5]" office:value-type="percentage" office:value="0.942784605451296" calcext:value-type="percentage">
            <text:p>94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7" table:formula="of:=[.C14]+1" office:value-type="float" office:value="8" calcext:value-type="float">
            <text:p>8</text:p>
          </table:table-cell>
          <table:table-cell table:style-name="ce26" table:formula="of:=1-(1-[.$C15]*[.$C$2]/[.$C$1])^[.D$5]" office:value-type="percentage" office:value="0.242424242424242" calcext:value-type="percentage">
            <text:p>24.2%</text:p>
          </table:table-cell>
          <table:table-cell table:style-name="ce26" table:formula="of:=1-(1-[.$C15]*[.$C$2]/[.$C$1])^[.E$5]" office:value-type="percentage" office:value="0.810958822936165" calcext:value-type="percentage">
            <text:p>81.1%</text:p>
          </table:table-cell>
          <table:table-cell table:style-name="ce26" table:formula="of:=1-(1-[.$C15]*[.$C$2]/[.$C$1])^[.F$5]" office:value-type="percentage" office:value="0.917807040331068" calcext:value-type="percentage">
            <text:p>91.8%</text:p>
          </table:table-cell>
          <table:table-cell table:style-name="ce26" table:formula="of:=1-(1-[.$C15]*[.$C$2]/[.$C$1])^[.G$5]" office:value-type="percentage" office:value="0.96426343337432" calcext:value-type="percentage">
            <text:p>96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6" table:formula="of:=1-(1-[.$C16]*[.$C$2]/[.$C$1])^[.D$5]" office:value-type="percentage" office:value="0.272727272727273" calcext:value-type="percentage">
            <text:p>27.3%</text:p>
          </table:table-cell>
          <table:table-cell table:style-name="ce6" table:formula="of:=1-(1-[.$C16]*[.$C$2]/[.$C$1])^[.E$5]" office:value-type="percentage" office:value="0.852026546079983" calcext:value-type="percentage">
            <text:p>85.2%</text:p>
          </table:table-cell>
          <table:table-cell table:style-name="ce6" table:formula="of:=1-(1-[.$C16]*[.$C$2]/[.$C$1])^[.F$5]" office:value-type="percentage" office:value="0.943078581211834" calcext:value-type="percentage">
            <text:p>94.3%</text:p>
          </table:table-cell>
          <table:table-cell table:style-name="ce6" table:formula="of:=1-(1-[.$C16]*[.$C$2]/[.$C$1])^[.G$5]" office:value-type="percentage" office:value="0.97810385693498" calcext:value-type="percentage">
            <text:p>97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6" table:formula="of:=1-(1-[.$C17]*[.$C$2]/[.$C$1])^[.D$5]" office:value-type="percentage" office:value="0.303030303030303" calcext:value-type="percentage">
            <text:p>30.3%</text:p>
          </table:table-cell>
          <table:table-cell table:style-name="ce6" table:formula="of:=1-(1-[.$C17]*[.$C$2]/[.$C$1])^[.E$5]" office:value-type="percentage" office:value="0.885373936827387" calcext:value-type="percentage">
            <text:p>88.5%</text:p>
          </table:table-cell>
          <table:table-cell table:style-name="ce6" table:formula="of:=1-(1-[.$C17]*[.$C$2]/[.$C$1])^[.F$5]" office:value-type="percentage" office:value="0.96119166011016" calcext:value-type="percentage">
            <text:p>96.1%</text:p>
          </table:table-cell>
          <table:table-cell table:style-name="ce6" table:formula="of:=1-(1-[.$C17]*[.$C$2]/[.$C$1])^[.G$5]" office:value-type="percentage" office:value="0.986860865641548" calcext:value-type="percentage">
            <text:p>98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6" table:formula="of:=1-(1-[.$C18]*[.$C$2]/[.$C$1])^[.D$5]" office:value-type="percentage" office:value="0.333333333333333" calcext:value-type="percentage">
            <text:p>33.3%</text:p>
          </table:table-cell>
          <table:table-cell table:style-name="ce6" table:formula="of:=1-(1-[.$C18]*[.$C$2]/[.$C$1])^[.E$5]" office:value-type="percentage" office:value="0.912208504801097" calcext:value-type="percentage">
            <text:p>91.2%</text:p>
          </table:table-cell>
          <table:table-cell table:style-name="ce6" table:formula="of:=1-(1-[.$C18]*[.$C$2]/[.$C$1])^[.F$5]" office:value-type="percentage" office:value="0.973987705126251" calcext:value-type="percentage">
            <text:p>97.4%</text:p>
          </table:table-cell>
          <table:table-cell table:style-name="ce6" table:formula="of:=1-(1-[.$C18]*[.$C$2]/[.$C$1])^[.G$5]" office:value-type="percentage" office:value="0.992292653370741" calcext:value-type="percentage">
            <text:p>99.2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6" table:formula="of:=[.C18]+1" office:value-type="float" office:value="12" calcext:value-type="float">
            <text:p>12</text:p>
          </table:table-cell>
          <table:table-cell table:style-name="ce26" table:formula="of:=1-(1-[.$C19]*[.$C$2]/[.$C$1])^[.D$5]" office:value-type="percentage" office:value="0.363636363636364" calcext:value-type="percentage">
            <text:p>36.4%</text:p>
          </table:table-cell>
          <table:table-cell table:style-name="ce26" table:formula="of:=1-(1-[.$C19]*[.$C$2]/[.$C$1])^[.E$5]" office:value-type="percentage" office:value="0.933590206603103" calcext:value-type="percentage">
            <text:p>93.4%</text:p>
          </table:table-cell>
          <table:table-cell table:style-name="ce23" table:formula="of:=1-(1-[.$C19]*[.$C$2]/[.$C$1])^[.F$5]" office:value-type="percentage" office:value="0.982886131378561" calcext:value-type="percentage">
            <text:p>98.3%</text:p>
          </table:table-cell>
          <table:table-cell table:style-name="ce26" table:formula="of:=1-(1-[.$C19]*[.$C$2]/[.$C$1])^[.G$5]" office:value-type="percentage" office:value="0.995589739340982" calcext:value-type="percentage">
            <text:p>99.6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6" table:formula="of:=1-(1-[.$C20]*[.$C$2]/[.$C$1])^[.D$5]" office:value-type="percentage" office:value="0.393939393939394" calcext:value-type="percentage">
            <text:p>39.4%</text:p>
          </table:table-cell>
          <table:table-cell table:style-name="ce6" table:formula="of:=1-(1-[.$C20]*[.$C$2]/[.$C$1])^[.E$5]" office:value-type="percentage" office:value="0.950443989679778" calcext:value-type="percentage">
            <text:p>95.0%</text:p>
          </table:table-cell>
          <table:table-cell table:style-name="ce6" table:formula="of:=1-(1-[.$C20]*[.$C$2]/[.$C$1])^[.F$5]" office:value-type="percentage" office:value="0.98896824769564" calcext:value-type="percentage">
            <text:p>98.9%</text:p>
          </table:table-cell>
          <table:table-cell table:style-name="ce6" table:formula="of:=1-(1-[.$C20]*[.$C$2]/[.$C$1])^[.G$5]" office:value-type="percentage" office:value="0.997544201841142" calcext:value-type="percentage">
            <text:p>99.8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6" table:formula="of:=1-(1-[.$C21]*[.$C$2]/[.$C$1])^[.D$5]" office:value-type="percentage" office:value="0.424242424242424" calcext:value-type="percentage">
            <text:p>42.4%</text:p>
          </table:table-cell>
          <table:table-cell table:style-name="ce6" table:formula="of:=1-(1-[.$C21]*[.$C$2]/[.$C$1])^[.E$5]" office:value-type="percentage" office:value="0.963571778681876" calcext:value-type="percentage">
            <text:p>96.4%</text:p>
          </table:table-cell>
          <table:table-cell table:style-name="ce6" table:formula="of:=1-(1-[.$C21]*[.$C$2]/[.$C$1])^[.F$5]" office:value-type="percentage" office:value="0.993047244621949" calcext:value-type="percentage">
            <text:p>99.3%</text:p>
          </table:table-cell>
          <table:table-cell table:style-name="ce6" table:formula="of:=1-(1-[.$C21]*[.$C$2]/[.$C$1])^[.G$5]" office:value-type="percentage" office:value="0.998672984691598" calcext:value-type="percentage">
            <text:p>99.9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6" table:formula="of:=1-(1-[.$C22]*[.$C$2]/[.$C$1])^[.D$5]" office:value-type="percentage" office:value="0.454545454545455" calcext:value-type="percentage">
            <text:p>45.5%</text:p>
          </table:table-cell>
          <table:table-cell table:style-name="ce6" table:formula="of:=1-(1-[.$C22]*[.$C$2]/[.$C$1])^[.E$5]" office:value-type="percentage" office:value="0.973663904319411" calcext:value-type="percentage">
            <text:p>97.4%</text:p>
          </table:table-cell>
          <table:table-cell table:style-name="ce6" table:formula="of:=1-(1-[.$C22]*[.$C$2]/[.$C$1])^[.F$5]" office:value-type="percentage" office:value="0.995726073127718" calcext:value-type="percentage">
            <text:p>99.6%</text:p>
          </table:table-cell>
          <table:table-cell table:style-name="ce6" table:formula="of:=1-(1-[.$C22]*[.$C$2]/[.$C$1])^[.G$5]" office:value-type="percentage" office:value="0.999306410064303" calcext:value-type="percentage">
            <text:p>99.9%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6" table:formula="of:=1-(1-[.$C24]*[.$C$2]/[.$C$1])^[.D$5]" office:value-type="percentage" office:value="0.696969696969697" calcext:value-type="percentage">
            <text:p>69.7%</text:p>
          </table:table-cell>
          <table:table-cell table:style-name="ce6" table:formula="of:=1-(1-[.$C24]*[.$C$2]/[.$C$1])^[.E$5]" office:value-type="percentage" office:value="0.999225687338747" calcext:value-type="percentage">
            <text:p>99.9%</text:p>
          </table:table-cell>
          <table:table-cell table:style-name="ce6" table:formula="of:=1-(1-[.$C24]*[.$C$2]/[.$C$1])^[.F$5]" office:value-type="percentage" office:value="0.999978453608781" calcext:value-type="percentage">
            <text:p>100.0%</text:p>
          </table:table-cell>
          <table:table-cell table:style-name="ce6" table:formula="of:=1-(1-[.$C24]*[.$C$2]/[.$C$1])^[.G$5]" office:value-type="percentage" office:value="0.999999400439903" calcext:value-type="percentage">
            <text:p>100.0%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22:27:51.720925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8-10-18T22:28:42.713378004</dc:date>
    <meta:editing-duration>PT2H8S</meta:editing-duration>
    <meta:editing-cycles>162</meta:editing-cycles>
    <meta:generator>LibreOffice/6.0.6.2$Linux_X86_64 LibreOffice_project/00m0$Build-2</meta:generator>
    <dc:creator>Toralf Förster</dc:cre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168588110759408">
                <text:p>0.168588110759408</text:p>
              </table:table-cell>
              <table:table-cell office:value-type="float" office:value="0.241903754163238">
                <text:p>0.241903754163238</text:p>
              </table:table-cell>
              <table:table-cell office:value-type="float" office:value="0.30875427042939">
                <text:p>0.308754270429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312794662892642">
                <text:p>0.312794662892642</text:p>
              </table:table-cell>
              <table:table-cell office:value-type="float" office:value="0.430321557231675">
                <text:p>0.430321557231675</text:p>
              </table:table-cell>
              <table:table-cell office:value-type="float" office:value="0.527748824651162">
                <text:p>0.5277488246511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435526069946223">
                <text:p>0.435526069946223</text:p>
              </table:table-cell>
              <table:table-cell office:value-type="float" office:value="0.575902381627515">
                <text:p>0.575902381627515</text:p>
              </table:table-cell>
              <table:table-cell office:value-type="float" office:value="0.681369182289643">
                <text:p>0.6813691822896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539420771340865">
                <text:p>0.539420771340865</text:p>
              </table:table-cell>
              <table:table-cell office:value-type="float" office:value="0.687423357326219">
                <text:p>0.687423357326219</text:p>
              </table:table-cell>
              <table:table-cell office:value-type="float" office:value="0.787866774127756">
                <text:p>0.7878667741277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626866236277518">
                <text:p>0.626866236277518</text:p>
              </table:table-cell>
              <table:table-cell office:value-type="float" office:value="0.772072449530124">
                <text:p>0.772072449530124</text:p>
              </table:table-cell>
              <table:table-cell office:value-type="float" office:value="0.860771194370295">
                <text:p>0.8607711943702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00015410138291">
                <text:p>0.700015410138291</text:p>
              </table:table-cell>
              <table:table-cell office:value-type="float" office:value="0.835695893306397">
                <text:p>0.835695893306397</text:p>
              </table:table-cell>
              <table:table-cell office:value-type="float" office:value="0.910009245845502">
                <text:p>0.9100092458455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76080260338226">
                <text:p>0.76080260338226</text:p>
              </table:table-cell>
              <table:table-cell office:value-type="float" office:value="0.883013789605326">
                <text:p>0.883013789605326</text:p>
              </table:table-cell>
              <table:table-cell office:value-type="float" office:value="0.942784605451296">
                <text:p>0.9427846054512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810958822936165">
                <text:p>0.810958822936165</text:p>
              </table:table-cell>
              <table:table-cell office:value-type="float" office:value="0.917807040331068">
                <text:p>0.917807040331068</text:p>
              </table:table-cell>
              <table:table-cell office:value-type="float" office:value="0.96426343337432">
                <text:p>0.964263433374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52026546079983">
                <text:p>0.852026546079983</text:p>
              </table:table-cell>
              <table:table-cell office:value-type="float" office:value="0.943078581211834">
                <text:p>0.943078581211834</text:p>
              </table:table-cell>
              <table:table-cell office:value-type="float" office:value="0.97810385693498">
                <text:p>0.978103856934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885373936827387">
                <text:p>0.885373936827387</text:p>
              </table:table-cell>
              <table:table-cell office:value-type="float" office:value="0.96119166011016">
                <text:p>0.96119166011016</text:p>
              </table:table-cell>
              <table:table-cell office:value-type="float" office:value="0.986860865641548">
                <text:p>0.9868608656415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973987705126251">
                <text:p>0.973987705126251</text:p>
              </table:table-cell>
              <table:table-cell office:value-type="float" office:value="0.992292653370741">
                <text:p>0.9922926533707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933590206603103">
                <text:p>0.933590206603103</text:p>
              </table:table-cell>
              <table:table-cell office:value-type="float" office:value="0.982886131378561">
                <text:p>0.982886131378561</text:p>
              </table:table-cell>
              <table:table-cell office:value-type="float" office:value="0.995589739340982">
                <text:p>0.9955897393409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950443989679778">
                <text:p>0.950443989679778</text:p>
              </table:table-cell>
              <table:table-cell office:value-type="float" office:value="0.98896824769564">
                <text:p>0.98896824769564</text:p>
              </table:table-cell>
              <table:table-cell office:value-type="float" office:value="0.997544201841142">
                <text:p>0.9975442018411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963571778681876">
                <text:p>0.963571778681876</text:p>
              </table:table-cell>
              <table:table-cell office:value-type="float" office:value="0.993047244621949">
                <text:p>0.993047244621949</text:p>
              </table:table-cell>
              <table:table-cell office:value-type="float" office:value="0.998672984691598">
                <text:p>0.9986729846915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973663904319411">
                <text:p>0.973663904319411</text:p>
              </table:table-cell>
              <table:table-cell office:value-type="float" office:value="0.995726073127718">
                <text:p>0.995726073127718</text:p>
              </table:table-cell>
              <table:table-cell office:value-type="float" office:value="0.999306410064303">
                <text:p>0.999306410064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